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  <style:text-properties style:font-name-complex="Calibri Light"/>
    </style:style>
    <style:style style:name="P2" style:parent-style-name="Heading2" style:family="paragraph">
      <style:paragraph-properties fo:margin-top="0in" fo:line-height="150%"/>
      <style:text-properties fo:font-weight="bold" style:font-weight-asian="bold"/>
    </style:style>
    <style:style style:name="P3" style:parent-style-name="Heading2" style:family="paragraph">
      <style:paragraph-properties fo:margin-top="0in" fo:line-height="150%"/>
      <style:text-properties fo:font-weight="bold" style:font-weight-asian="bold"/>
    </style:style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Heading2" style:family="paragraph">
      <style:text-properties fo:font-weight="bold" style:font-weight-asian="bold"/>
    </style:style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</office:automatic-styles>
  <office:body>
    <office:text text:use-soft-page-breaks="true">
      <text:h text:style-name="P1" text:outline-level="1">Meeting Minutes<text:s/>07-02-18<text:s/>Semester 2 week 2 (week 14)</text:h>
      <text:p text:style-name="Normal"/>
      <text:p text:style-name="Normal">Start Time:<text:s/>12:00pm</text:p>
      <text:p text:style-name="Normal">End Time:<text:s/>13:30pm</text:p>
      <text:p text:style-name="Normal">Attended:<text:s/>Callam Mutton and Thomas Simmons.</text:p>
      <text:p text:style-name="Normal">Non-Attendance: Quwaine Dantes.</text:p>
      <text:h text:style-name="P2" text:outline-level="2">What was discussed?</text:h>
      <text:p text:style-name="Normal">After both I (Callam) and Thomas spoke with Robert Kurta about the<text:s/>presentation today, we<text:s/>headed back to the game laboratories<text:s/>to organise the next group meeting<text:s/>and set of<text:s/>new<text:s/>tasks needed<text:s/>to be done. Unfortunately,<text:s/>Quwaine was unable to attend<text:s/>our meeting<text:s/>due to an illness so both I and Thomas both sat at a computer discussing<text:s/>the advice<text:s/>given by<text:s/>Robert, taking his words<text:s/>to heart on how to get the group moving forward.</text:p>
      <text:h text:style-name="P3" text:outline-level="2">Where the project is currently:</text:h>
      <text:p text:style-name="Normal">Our current progress is as stated below.</text:p>
      <text:p text:style-name="Normal">Thomas Simmons:</text:p>
      <text:list text:style-name="LFO2" text:continue-numbering="true">
        <text:list-item>
          <text:p text:style-name="P4">Completed research on<text:s/>the<text:s/>player demographics</text:p>
        </text:list-item>
        <text:list-item>
          <text:p text:style-name="P5">The player character as well as spider samurai obstacles haven’t been started on.</text:p>
        </text:list-item>
        <text:list-item>
          <text:p text:style-name="P6">Finished the two props.</text:p>
        </text:list-item>
        <text:list-item>
          <text:p text:style-name="P7">Target Physiographic<text:s/>is still in progress.</text:p>
        </text:list-item>
      </text:list>
      <text:p text:style-name="Normal">Callam Mutton:</text:p>
      <text:list text:style-name="LFO2" text:continue-numbering="true">
        <text:list-item>
          <text:p text:style-name="P8">Done the floor tiles for the level<text:s/>but not coloured.</text:p>
        </text:list-item>
        <text:list-item>
          <text:p text:style-name="P9">Finished 2<text:s/>core loops<text:s/>out of four in the<text:s/>document.</text:p>
        </text:list-item>
        <text:list-item>
          <text:p text:style-name="P10">Pickup design task isn’t<text:s/>complete.</text:p>
        </text:list-item>
      </text:list>
      <text:p text:style-name="Normal">Quwaine Dantes:</text:p>
      <text:list text:style-name="LFO2" text:continue-numbering="true">
        <text:list-item>
          <text:p text:style-name="P11">Finished the games brief.</text:p>
        </text:list-item>
        <text:list-item>
          <text:p text:style-name="P12">Prototype<text:s/>still hasn’t been started on.</text:p>
        </text:list-item>
        <text:list-item>
          <text:p text:style-name="P13">No work of the menu or menu references were uploaded to GitHub.</text:p>
        </text:list-item>
      </text:list>
      <text:h text:style-name="P14" text:outline-level="2">What still needs to get done</text:h>
      <text:p text:style-name="Normal"/>
      <text:p text:style-name="Normal">Callam Mutton:</text:p>
      <text:list text:style-name="LFO2" text:continue-numbering="true">
        <text:list-item>
          <text:p text:style-name="P15">Redesigning the level concept for the game.</text:p>
        </text:list-item>
        <text:list-item>
          <text:p text:style-name="P16">Finishing the games core loop<text:s/>document.</text:p>
        </text:list-item>
        <text:list-item>
          <text:p text:style-name="P17">Design the<text:s/>items for the player</text:p>
        </text:list-item>
        <text:list-item>
          <text:p text:style-name="P18">Work on the group prototype on the 08/02/18.</text:p>
        </text:list-item>
      </text:list>
      <text:p text:style-name="Normal">Thomas Simmons:</text:p>
      <text:soft-page-break/>
      <text:list text:style-name="LFO2" text:continue-numbering="true">
        <text:list-item>
          <text:p text:style-name="P19">Researching into Japanese Ninjas and designing the player character, Rabbit.</text:p>
        </text:list-item>
        <text:list-item>
          <text:p text:style-name="P20">Creating the Spider Samurai enemies.</text:p>
        </text:list-item>
        <text:list-item>
          <text:p text:style-name="P21">Working the games prototype on the 08/02/18.</text:p>
        </text:list-item>
      </text:list>
      <text:p text:style-name="Normal">Quwaine Dantes:</text:p>
      <text:list text:style-name="LFO2" text:continue-numbering="true">
        <text:list-item>
          <text:p text:style-name="P22">Work on the game prototype on the 08/02/18.</text:p>
        </text:list-item>
        <text:list-item>
          <text:p text:style-name="P23">Create the character blueprint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 fo:line-height="115%"/>
      <style:text-properties style:font-name="Calibri Light" style:font-name-asian="Times New Roman" style:font-name-complex="Times New Roman" fo:font-weight="bold" style:font-weight-asian="bold" style:font-weight-complex="bold" fo:color="#2F5496" fo:font-size="14pt" style:font-size-asian="14pt" style:font-size-complex="14pt" style:language-asian="en" style:country-asian="GB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2F5496" fo:font-size="14pt" style:font-size-asian="14pt" style:font-size-complex="14pt" style:language-asian="en" style:country-asian="GB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Xenis</meta:initial-creator>
    <dc:creator>Xenis</dc:creator>
    <meta:creation-date>2018-02-07T19:27:00Z</meta:creation-date>
    <dc:date>2018-02-07T20:53:00Z</dc:date>
    <meta:template xlink:href="Normal.dotm" xlink:type="simple"/>
    <meta:editing-cycles>16</meta:editing-cycles>
    <meta:editing-duration>PT4440S</meta:editing-duration>
    <meta:document-statistic meta:page-count="2" meta:paragraph-count="3" meta:word-count="249" meta:character-count="1668" meta:row-count="11" meta:non-whitespace-character-count="1422"/>
  </office:meta>
</office:document-meta>
</file>